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mpiler.with( UnaryOperator &lt; TestCompiler &gt; custom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.hasReported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compile( SourceFile sourceFile , Consumer &lt; Compiled &gt; compi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compile( WritableContent content , Consumer &lt; Compiled &gt; compi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forCompiler( JavaCompiler java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mpiler.withResources( ResourceFile ... re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mpiler.withSources( SourceFiles 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mpiler.withResources( ResourceFiles re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withSources( Iterable &lt; SourceFile &gt; 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mpiler.withProcessors( Processor ... pro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mpiler.compile( SourceFiles sourceFiles , Consumer &lt; Compiled &gt; compi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withSources( SourceFile ... 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mpiler.compile( SourceFiles sourceFiles , ResourceFiles resourceFiles , Consumer &lt; Compiled &gt; compi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withResources( Iterable &lt; ResourceFile &gt; re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mpiler.compile( Consumer &lt; Compiled &gt; compi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Compiler.TestCompiler( @ Nullable ClassLoader classLoader , JavaCompiler compiler , SourceFiles sourceFiles , ResourceFiles resourceFiles , ClassFiles classFiles , List &lt; Processor &gt; pro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s.report( Diagnostic &lt; ? extends JavaFileObject &gt; diagnosti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Compiler.printFiles( PrintStream print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Compiler.withClasses( Iterable &lt; ClassFile &gt; class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mpiler.compi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estCompiler.withProcessors( Iterable &lt; Processor &gt; pro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mpiler.for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